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1.5752in" fo:margin-right="0in" fo:text-indent="0in" style:auto-text-indent="false"/>
    </style:style>
    <style:style style:name="P2" style:family="paragraph" style:parent-style-name="Standard">
      <style:paragraph-properties fo:margin-left="1.5752in" fo:margin-right="0in" fo:margin-top="0in" fo:margin-bottom="0.0398in" fo:text-indent="0in" style:auto-text-indent="false">
        <style:tab-stops>
          <style:tab-stop style:position="0.3335in"/>
        </style:tab-stops>
      </style:paragraph-properties>
      <style:text-properties fo:font-weight="normal" style:font-weight-asian="normal" style:font-weight-complex="normal"/>
    </style:style>
    <style:style style:name="P3" style:family="paragraph" style:parent-style-name="Standard">
      <style:paragraph-properties fo:margin-left="0.7874in" fo:margin-right="0in" fo:margin-top="0in" fo:margin-bottom="0.0398in" fo:text-indent="0in" style:auto-text-indent="false"/>
      <style:text-properties fo:font-weight="bold" style:font-weight-asian="bold" style:font-weight-complex="bold"/>
    </style:style>
    <style:style style:name="P4" style:family="paragraph" style:parent-style-name="Standard">
      <style:paragraph-properties fo:margin-left="0.7874in" fo:margin-right="0in" fo:margin-top="0in" fo:margin-bottom="0.0398in" fo:text-indent="0in" style:auto-text-indent="false">
        <style:tab-stops>
          <style:tab-stop style:position="0.902in"/>
          <style:tab-stop style:position="2.5764in"/>
          <style:tab-stop style:position="3.4228in"/>
        </style:tab-stops>
      </style:paragraph-properties>
      <style:text-properties fo:font-weight="bold" style:font-weight-asian="bold" style:font-weight-complex="bold"/>
    </style:style>
    <style:style style:name="P5" style:family="paragraph" style:parent-style-name="Standard">
      <style:paragraph-properties fo:margin-left="0.7874in" fo:margin-right="0in" fo:margin-top="0in" fo:margin-bottom="0.0398in" fo:text-indent="0in" style:auto-text-indent="false">
        <style:tab-stops>
          <style:tab-stop style:position="0.902in"/>
        </style:tab-stops>
      </style:paragraph-properties>
      <style:text-properties fo:font-weight="bold" style:font-weight-asian="bold" style:font-weight-complex="bold"/>
    </style:style>
    <style:style style:name="P6" style:family="paragraph" style:parent-style-name="Text_20_body">
      <style:text-properties fo:font-style="italic" fo:font-weight="bold" style:language-asian="pl" style:country-asian="PL" style:font-style-asian="italic" style:font-weight-asian="bold" style:language-complex="ar" style:country-complex="SA"/>
    </style:style>
    <style:style style:name="P7" style:family="paragraph" style:parent-style-name="Standard">
      <style:paragraph-properties fo:margin-left="1.5752in" fo:margin-right="0in" fo:text-indent="0in" style:auto-text-indent="false"/>
    </style:style>
    <style:style style:name="P8" style:family="paragraph" style:parent-style-name="Standard" style:list-style-name="WW8Num2">
      <style:paragraph-properties fo:margin-left="0.4957in" fo:margin-right="0in" fo:margin-top="0.0835in" fo:margin-bottom="0.0835in" fo:text-indent="-0.248in" style:auto-text-indent="false"/>
      <style:text-properties style:language-asian="pl" style:country-asian="PL" style:language-complex="ar" style:country-complex="SA"/>
    </style:style>
    <style:style style:name="P9"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style>
    <style:style style:name="T3" style:family="text">
      <style:text-properties fo:font-style="italic" fo:font-weight="bold" style:language-asian="pl" style:country-asian="PL" style:font-style-asian="italic" style:font-weight-asian="bold" style:language-complex="ar" style:country-complex="SA" style:font-style-complex="italic"/>
    </style:style>
    <style:style style:name="T4" style:family="text">
      <style:text-properties fo:font-style="italic" fo:font-weight="normal" style:language-asian="pl" style:country-asian="PL" style:font-style-asian="italic" style:font-weight-asian="normal" style:language-complex="ar" style:country-complex="SA" style:font-style-complex="italic" style:font-weight-complex="normal"/>
    </style:style>
    <style:style style:name="T5" style:family="text">
      <style:text-properties fo:font-weight="normal" style:font-weight-asian="normal" style:font-weight-complex="normal"/>
    </style:style>
    <style:style style:name="T6" style:family="text">
      <style:text-properties style:language-asian="pl" style:country-asian="PL"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Blitzlicht</text:h>
      <text:p text:style-name="Text_20_body"><text:tab/><text:span text:style-name="T4">Quickly gather opinions, facts, or feedback <text:s/>from everybody.</text:span></text:p>
      <text:p text:style-name="P4">Where:<text:tab/><text:span text:style-name="T5">course, meeting<text:tab/></text:span>Time:<text:tab/><text:span text:style-name="T5">5'</text:span></text:p>
      <text:p text:style-name="P4">Phases:<text:tab/><text:span text:style-name="T5">all<text:tab/></text:span>Group:<text:span text:style-name="T5"><text:tab/>3-15</text:span></text:p>
      <text:p text:style-name="P4">Requires:<text:span text:style-name="T5"><text:tab/>round table arrangement better than lecture room.</text:span></text:p>
      <text:p text:style-name="P5">Material:</text:p>
      <text:p text:style-name="P2">nothing</text:p>
      <text:p text:style-name="P3">Description:</text:p>
      <text:p text:style-name="P1">State an open question (e.g. <text:span text:style-name="T1">“what is your favourite teaching method”</text:span>). Ask the entire group for a comment. Announce that everybody gets his turn, and proceed in some logical order. Don't insist if somebody does not want to say anything, and don't comment the answers. Remember that you are also a member of the group, and make your statement first or last.</text:p>
      <text:p text:style-name="P3">Hint:</text:p>
      <text:p text:style-name="P1">There exist many variations of this method. If the group is very active and tends to interrupt each other, a 'talking stick' object (I used balls, plush animals, totem sticks, burning matches, and no object at all successfully) helps. This may also help to loosen up the strict order. If people are reluctant to say anything, give them time to prepare their answer. In that case, the stick can be intimidating.</text:p>
      <text:p text:style-name="P1"/>
      <text:p text:style-name="P1"/>
      <text:h text:style-name="Heading_20_3" text:outline-level="3"><text:span text:style-name="T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2z0" style:family="text">
      <style:text-properties style:font-name="Symbol" style:font-name-comple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9:24:11</meta:creation-date>
    <dc:date>2014-10-27T19:39:50</dc:date>
    <dc:creator>Academis </dc:creator>
    <meta:editing-duration>P0D</meta:editing-duration>
    <meta:editing-cycles>2</meta:editing-cycles>
    <meta:generator>LibreOffice/3.5$Linux_X86_64 LibreOffice_project/350m1$Build-2</meta:generator>
    <meta:document-statistic meta:table-count="0" meta:image-count="0" meta:object-count="0" meta:page-count="1" meta:paragraph-count="11" meta:word-count="163" meta:character-count="984" meta:non-whitespace-character-count="830"/>
  </office:meta>
</office:document-meta>
</file>